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left="0.4925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PDL Data Types</text:p>
      <text:p text:style-name="P1"/>
      <text:p text:style-name="P3"><text:a xlink:type="simple" xlink:href="../DungeonCraftHelp.html">DungeonCraft Help Home</text:a></text:p>
      <text:p text:style-name="P3"/>
      <text:p text:style-name="Text_20_body">Data in GPDL consists of strings of characters. <text:s/>Period. <text:s/>No integers, no booleans, no pointers. <text:s/>Strings only.</text:p>
      <text:p text:style-name="Text_20_body">You are allowed to write things like <text:s/>'$RANDOM(12)', meaning a random number between 0 and 11, inclusive. <text:s/>But even though you did not write quotation marks around '12', the compiler put those quotes in for you. <text:s/>An equivalent expression is: <text:s/>'</text:p>
      <text:p text:style-name="Text_20_body">$RANDOM("12"). <text:s/>The result of this expression is a string such as <text:s/>"11".</text:p>
      <text:p text:style-name="Text_20_body">Of course many functions expect and return integer values. <text:s/>These functions convert the string arguments to integers before using them and convert integer results to strings before returning them.</text:p>
      <text:p text:style-name="Text_20_body">When an integer or real number is expected as an argument (for example: $nPlus(3,6)) the strings are converted to integers and any non-numeric characters in the string except minus and period are simply ignored. Any minus signs will toggle the sign of the result. <text:s/>If more than one decimal point appears in a real number, all but the first are ignored. <text:s/>Real numbers are truncated towards zero when an integer is expected. <text:s/>As examples:</text:p>
      <text:p text:style-name="P4">"ab1c3" <text:s/>will evaluate to 13.</text:p>
      <text:p text:style-name="P4">"Samuel" will evaluate to 0.</text:p>
      <text:p text:style-name="P4">"1.3.4.5" will evaluate to 1.345 and yield 1 as an integer.</text:p>
      <text:p text:style-name="P4">"1.-.-.3.-.4.5" will evaluate to -1.345 and yield -1 as an integer.</text:p>
      <text:p text:style-name="P4">" <text:s text:c="3"/>+-5E3 <text:s/>" will evaluate to -53.</text:p>
      <text:p text:style-name="P4"/>
      <text:p text:style-name="Text_20_body">Now it must be said that although we have not lied to you about the fact that the only data type is a string, it must be said that certain system functions expect and return very special strings. <text:s/>The GPDL compiler checks that functions expecting such special strings are properly fed what they expect. <text:s/>The 'TYPE' of the parameters expected by and returned by these functions is specified in the descriptions of the functions themselves. <text:s/>These 'special' types of strings cannot be created in any way except by a system function that is defined as returning such a value. <text:s/>These special strings serve two purposes:</text:p>
      <text:p text:style-name="P4">Compile-time error checking. <text:s/>Makes life easier.</text:p>
      <text:p text:style-name="P4">Efficiency. <text:s/>Much faster runtime exec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09:53:15.24</meta:creation-date>
    <meta:generator>OpenOffice.org/3.2$Win32 OpenOffice.org_project/320m12$Build-9483</meta:generator>
    <dc:date>2010-05-08T10:14:02.78</dc:date>
    <dc:creator>Paul Stevens</dc:creator>
    <meta:editing-duration>PT00H03M45S</meta:editing-duration>
    <meta:editing-cycles>2</meta:editing-cycles>
    <meta:document-statistic meta:table-count="0" meta:image-count="0" meta:object-count="0" meta:page-count="1" meta:paragraph-count="15" meta:word-count="334" meta:character-count="2020"/>
  </office:meta>
</office:document-meta>
</file>